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4*"/>
    </style:style>
    <style:style style:name="Table1.D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B4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6729in" style:rel-column-width="16384*"/>
    </style:style>
    <style:style style:name="Table2.C" style:family="table-column">
      <style:table-column-properties style:column-width="3.3458in" style:rel-column-width="327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C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Arial"/>
    </style:style>
    <style:style style:name="P3" style:family="paragraph" style:parent-style-name="Standard" style:list-style-name="L2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Preformatted_20_Text">
      <style:paragraph-properties fo:margin-left="0in" fo:margin-right="0in" fo:margin-top="0in" fo:margin-bottom="0in" fo:text-align="start" style:justify-single-word="false" fo:orphans="2" fo:widows="2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margin-left="0in" fo:margin-right="0in" fo:margin-top="0in" fo:margin-bottom="0in" fo:text-align="justify" style:justify-single-word="false" fo:orphans="2" fo:widows="2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style:font-name="Arial" fo:letter-spacing="normal"/>
    </style:style>
    <style:style style:name="P8" style:family="paragraph" style:parent-style-name="Preformatted_20_Text">
      <style:paragraph-properties fo:margin-top="0in" fo:margin-bottom="0in" fo:text-align="start" style:justify-single-word="false" fo:orphans="2" fo:widows="2" fo:background-color="#ffffff" fo:padding="0in" fo:border="none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/>
    </style:style>
    <style:style style:name="P9" style:family="paragraph" style:parent-style-name="Preformatted_20_Text">
      <style:paragraph-properties fo:margin-top="0in" fo:margin-bottom="0in" fo:text-align="justify" style:justify-single-word="false" fo:orphans="2" fo:widows="2" fo:background-color="#ffffff" fo:padding="0in" fo:border="none">
        <style:background-image/>
      </style:paragraph-properties>
      <style:text-properties fo:font-variant="normal" fo:text-transform="none" fo:color="#000000" style:font-name="Arial" fo:font-size="10.5pt" fo:letter-spacing="normal" fo:font-style="normal" fo:font-weight="normal"/>
    </style:style>
    <style:style style:name="P10" style:family="paragraph" style:parent-style-name="Table_20_Contents">
      <style:paragraph-properties fo:text-align="justify" style:justify-single-word="false"/>
      <style:text-properties style:font-name="Arial"/>
    </style:style>
    <style:style style:name="T1" style:family="text">
      <style:text-properties style:font-name="monospace" fo:font-size="10.5pt" fo:font-style="normal" fo:font-weight="normal"/>
    </style:style>
    <style:style style:name="T2" style:family="text">
      <style:text-properties fo:font-size="10.5pt" fo:font-style="normal" fo:font-weight="normal"/>
    </style:style>
    <style:style style:name="T3" style:family="text">
      <style:text-properties fo:font-variant="normal" fo:text-transform="none" fo:color="#111111" style:font-name="Roboto" fo:font-size="9.75pt" fo:letter-spacing="normal" fo:font-style="normal" fo:font-weight="normal"/>
    </style:style>
    <style:style style:name="T4" style:family="text">
      <style:text-properties fo:font-variant="normal" fo:text-transform="none" fo:color="#111111" style:font-name="Roboto" fo:font-size="9.75pt" fo:letter-spacing="normal" fo:font-style="normal" fo:font-weight="normal" fo:background-color="#f8f8f8"/>
    </style:style>
    <style:style style:name="T5" style:family="text">
      <style:text-properties fo:font-variant="normal" fo:text-transform="none" fo:color="#111111" fo:letter-spacing="normal"/>
    </style:style>
    <style:style style:name="T6" style:family="text">
      <style:text-properties fo:font-variant="normal" fo:text-transform="none" fo:color="#111111" fo:letter-spacing="normal" fo:font-style="normal" fo:font-weight="normal"/>
    </style:style>
    <style:style style:name="T7" style:family="text">
      <style:text-properties fo:font-variant="normal" fo:text-transform="none" fo:color="#111111" fo:font-size="9.7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*********************Confusion Matrix*********************</text:p>
      <text:p text:style-name="P1"/>
      <text:p text:style-name="P1">A Confusion matrix is a table that is often used to describe the performace of a claffication model(or "classified") on a set of test data for which the true valuses are known. </text:p>
      <text:list xml:id="list974204309312010659" text:style-name="L1">
        <text:list-item>
          <text:p text:style-name="P5">is only for classification model there are not used for regression model(model predicts numbers).</text:p>
        </text:list-item>
        <text:list-item>
          <text:p text:style-name="P5">Can only be computed if you have to know the predicted AND true values in order to use a confusion matrix, </text:p>
        </text:list-item>
        <text:list-item>
          <text:p text:style-name="P5"><text:span text:style-name="T6">This is a binary classifier (2 classes), which is why it's 2x2. "Actual" values are also called "reference" or "true" values.</text:span> </text:p>
        </text:list-item>
        <text:list-item>
          <text:p text:style-name="P5"><text:span text:style-name="T6">This is the scikit-learn layout for the confusion matrix: classes are listed in alpha order from the top left.</text:span></text:p>
          <text:p text:style-name="P5"/>
        </text:list-item>
      </text:list>
      <text:p text:style-name="P4"/>
      <text:p text:style-name="P1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7"><text:span text:style-name="T2">Predicted Died</text:span></text:p>
          </table:table-cell>
          <table:table-cell table:style-name="Table2.C1" office:value-type="string">
            <text:p text:style-name="P7"><text:span text:style-name="T2">Predicted Survived </text:span></text:p>
          </table:table-cell>
        </table:table-row>
        <table:table-row>
          <table:table-cell table:style-name="Table2.A2" office:value-type="string">
            <text:p text:style-name="P9">Actual Died</text:p>
          </table:table-cell>
          <table:table-cell table:style-name="Table2.B2" office:value-type="float" office:value="95">
            <text:p text:style-name="P10">95</text:p>
          </table:table-cell>
          <table:table-cell table:style-name="Table2.C2" office:value-type="string">
            <text:p text:style-name="P10">11</text:p>
            <text:p text:style-name="P10"/>
          </table:table-cell>
        </table:table-row>
        <table:table-row>
          <table:table-cell table:style-name="Table2.A2" office:value-type="string">
            <text:p text:style-name="P9">Actual Survived</text:p>
          </table:table-cell>
          <table:table-cell table:style-name="Table2.A2" office:value-type="string">
            <text:p text:style-name="P10">25</text:p>
            <text:p text:style-name="P10"/>
          </table:table-cell>
          <table:table-cell table:style-name="Table2.C3" office:value-type="float" office:value="48">
            <text:p text:style-name="P10">48</text:p>
          </table:table-cell>
        </table:table-row>
      </table:table>
      <text:p text:style-name="P1"/>
      <text:list xml:id="list20532204" text:continue-numbering="true" text:style-name="L1">
        <text:list-header>
          <text:p text:style-name="P2"/>
        </text:list-header>
      </text:list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0">n = 179</text:p>
          </table:table-cell>
          <table:table-cell table:style-name="Table1.A1" office:value-type="string">
            <text:p text:style-name="P7"><text:span text:style-name="T2">Predicted Died – NO</text:span></text:p>
            <text:p text:style-name="P7"><text:span text:style-name="T2">(Negative class)</text:span></text:p>
          </table:table-cell>
          <table:table-cell table:style-name="Table1.A1" office:value-type="string">
            <text:p text:style-name="P7"><text:span text:style-name="T2">Predicted Survived – YES</text:span></text:p>
            <text:p text:style-name="P7"><text:span text:style-name="T2">(postive class)</text:span></text:p>
          </table:table-cell>
          <table:table-cell table:style-name="Table1.D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Actual Died – NO</text:p>
            <text:p text:style-name="P9">(Negative class)</text:p>
          </table:table-cell>
          <table:table-cell table:style-name="Table1.A2" office:value-type="string">
            <text:p text:style-name="P10">95</text:p>
            <text:p text:style-name="P10">(TN)</text:p>
          </table:table-cell>
          <table:table-cell table:style-name="Table1.A2" office:value-type="string">
            <text:p text:style-name="P10">11</text:p>
            <text:p text:style-name="P10">(FP) </text:p>
            <text:p text:style-name="P10">Type 1 error's</text:p>
          </table:table-cell>
          <table:table-cell table:style-name="Table1.D2" office:value-type="float" office:value="106">
            <text:p text:style-name="P10">106</text:p>
          </table:table-cell>
        </table:table-row>
        <table:table-row>
          <table:table-cell table:style-name="Table1.A2" office:value-type="string">
            <text:p text:style-name="P9">Actual Survived – YES</text:p>
            <text:p text:style-name="P9">(Positive class)</text:p>
          </table:table-cell>
          <table:table-cell table:style-name="Table1.A2" office:value-type="string">
            <text:p text:style-name="P10">25</text:p>
            <text:p text:style-name="P10">(FN)</text:p>
            <text:p text:style-name="P10">(Falsly predicted the Negative Class). <text:s/></text:p>
            <text:p text:style-name="P10">Type 2 error's.</text:p>
          </table:table-cell>
          <table:table-cell table:style-name="Table1.A2" office:value-type="string">
            <text:p text:style-name="P10">48 </text:p>
            <text:p text:style-name="P10">(TP)</text:p>
          </table:table-cell>
          <table:table-cell table:style-name="Table1.D2" office:value-type="float" office:value="73">
            <text:p text:style-name="P10">73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4" office:value-type="float" office:value="120">
            <text:p text:style-name="P10">120</text:p>
          </table:table-cell>
          <table:table-cell table:style-name="Table1.B4" office:value-type="float" office:value="59">
            <text:p text:style-name="P10">59</text:p>
          </table:table-cell>
          <table:table-cell table:style-name="Table1.D2">
            <text:p text:style-name="P10"/>
          </table:table-cell>
        </table:table-row>
      </table:table>
      <text:p text:style-name="P1"/>
      <text:p text:style-name="P1">Note - FP = Falsely predicted positive(just to remember).</text:p>
      <text:p text:style-name="P1"/>
      <text:p text:style-name="P1">a. total number of predections are 179(by adding all four numbers).</text:p>
      <text:p text:style-name="P1">b. Predicted yes = 59, predicted no = 120, actual no = 106 and actual yes = 73</text:p>
      <text:p text:style-name="P1">c. if we have more than two classes then do not use the terminology TN, TP etc</text:p>
      <text:p text:style-name="P1"/>
      <text:p text:style-name="P1">Model evaluation Metrix : </text:p>
      <text:p text:style-name="P1"/>
      <text:list xml:id="list179106446380970115" text:style-name="L2">
        <text:list-item>
          <text:p text:style-name="P3">Accuracy : Overall how often is the classifier is correct ?</text:p>
          <text:p text:style-name="P3">(TN + TP)/n = (95 + 48)/179 = 143/179 = 0.79888 = 80 %</text:p>
        </text:list-item>
        <text:list-item>
          <text:p text:style-name="P3">Misclassification Rate : overall, how often is it wrong?</text:p>
          <text:p text:style-name="P3">(FP+FN)/n = (11+25)/179 = 36/179 = 0.20111 = 20% (100 – above value)</text:p>
        </text:list-item>
        <text:list-item>
          <text:p text:style-name="P3">True Positive Rate(recall, sensitiviey) <text:s/>: when it is actually yes, how ofthen does it <text:soft-page-break/>predict yes?</text:p>
          <text:p text:style-name="P3">TP/actual yes = 48 / 73 = 0.6575 = 66%</text:p>
        </text:list-item>
        <text:list-item>
          <text:p text:style-name="P3">False positive Rate – when it is actually no, how often does it predict yes?</text:p>
          <text:p text:style-name="P3">FP/actual no = 11/106 = 0.1037 </text:p>
        </text:list-item>
        <text:list-item>
          <text:p text:style-name="P3">True Negative Rate(Specificity) – when it is actually no, how often does ti predict no?</text:p>
          <text:p text:style-name="P3">TN/n = 95/106=0.8962 (1 – above number)</text:p>
        </text:list-item>
        <text:list-item>
          <text:p text:style-name="P3">Precison : when it predict yes, how often is it correct?</text:p>
          <text:p text:style-name="P3">TP/predicted yes = 48/59 = 0.8135</text:p>
        </text:list-item>
        <text:list-item>
          <text:p text:style-name="P3">Prevalence : how often does the yes condition actually occur in our sample?</text:p>
          <text:p text:style-name="P3">Actual yes / total = 59 / 179 = 0.3296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M26S</meta:editing-duration>
    <meta:editing-cycles>10</meta:editing-cycles>
    <meta:generator>OpenOffice/4.1.6$Win32 OpenOffice.org_project/416m1$Build-9790</meta:generator>
    <dc:date>2019-05-26T00:21:59.39</dc:date>
    <meta:document-statistic meta:table-count="2" meta:image-count="0" meta:object-count="0" meta:page-count="2" meta:paragraph-count="57" meta:word-count="397" meta:character-count="2136"/>
    <meta:user-defined meta:name="Info 1"/>
    <meta:user-defined meta:name="Info 2"/>
    <meta:user-defined meta:name="Info 3"/>
    <meta:user-defined meta:name="Info 4"/>
  </office:meta>
</office:document-meta>
</file>